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CopyProgressListener.setTotalLength( Long total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pyProgressListener.RepositoryCopyProgressListener( AbstractRepository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pyProgressListener.end( CopyProgress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CopyProgressListener.start( CopyProgressEvent ev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CopyProgressListener.getTotal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pyProgressListener.progress( CopyProgress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